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954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>
        <style:tab-stops>
          <style:tab-stop style:position="8.532cm"/>
        </style:tab-stops>
      </style:paragraph-properties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4e977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paragraph-rsid="00175da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4e977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8954a" officeooo:paragraph-rsid="0014e977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8da3d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4e977" officeooo:paragraph-rsid="001a49f4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4e977"/>
    </style:style>
    <style:style style:name="T3" style:family="text">
      <style:text-properties fo:language="en" fo:country="US" officeooo:rsid="0015aef8"/>
    </style:style>
    <style:style style:name="T4" style:family="text">
      <style:text-properties fo:language="en" fo:country="US" officeooo:rsid="00175da0"/>
    </style:style>
    <style:style style:name="T5" style:family="text">
      <style:text-properties fo:language="en" fo:country="US" officeooo:rsid="0018954a"/>
    </style:style>
    <style:style style:name="T6" style:family="text">
      <style:text-properties fo:language="en" fo:country="US" officeooo:rsid="001609a2"/>
    </style:style>
    <style:style style:name="T7" style:family="text">
      <style:text-properties fo:language="en" fo:country="US" officeooo:rsid="0018da3d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8954a"/>
    </style:style>
    <style:style style:name="T10" style:family="text">
      <style:text-properties officeooo:rsid="0014e977"/>
    </style:style>
    <style:style style:name="T11" style:family="text">
      <style:text-properties officeooo:rsid="00175da0"/>
    </style:style>
    <style:style style:name="T12" style:family="text">
      <style:text-properties officeooo:rsid="0018954a"/>
    </style:style>
    <style:style style:name="T13" style:family="text">
      <style:text-properties officeooo:rsid="0018da3d"/>
    </style:style>
    <style:style style:name="T14" style:family="text">
      <style:text-properties officeooo:rsid="001a49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1">История версий <text:span text:style-name="T1">EVO-DOS</text:span></text:p>
      <text:p text:style-name="P12"/>
      <text:p text:style-name="P15"><text:span text:style-name="T14">08.12.2012 Версия 0.33 Исправление</text:span></text:p>
      <text:p text:style-name="P15"><text:span text:style-name="T14">- исправлена ошибка определения с каким диском идет работа из-за чего не работало форматирование реальной дискеты.</text:span></text:p>
      <text:p text:style-name="P10"><text:span text:style-name="T7"/></text:p>
      <text:p text:style-name="P10"><text:span text:style-name="T7">04.</text:span><text:span text:style-name="T13">12.2012 Версия 0.32 Исправление</text:span></text:p>
      <text:p text:style-name="P10"><text:span text:style-name="T13">- добавил исправления ошибки описанной Углековым в описании на эмулятор </text:span><text:span text:style-name="T7">UKV.</text:span></text:p>
      <text:p text:style-name="P13"/>
      <text:p text:style-name="P9"><text:span text:style-name="T5">04</text:span><text:span text:style-name="T1">.</text:span><text:span text:style-name="T6">1</text:span><text:span text:style-name="T5">2</text:span><text:span text:style-name="T1">.2012</text:span> Версия 0.31 Исправления и добавления</text:p>
      <text:p text:style-name="P6"><text:span text:style-name="T10">- устранена ошибка установки адреса запуска команды </text:span><text:span text:style-name="T2">LOAD “filename” CODE </text:span><text:span text:style-name="T10">адрес запуска.</text:span></text:p>
      <text:p text:style-name="P6"><text:span text:style-name="T10">- добавлен байты </text:span><text:span text:style-name="T2">#DB, #1F, #C9 </text:span><text:span text:style-name="T10">по адресу </text:span><text:span text:style-name="T2">#3C30 </text:span><text:span text:style-name="T10">для запуска не адаптированного </text:span><text:span text:style-name="T2">Honey Commander </text:span><text:span text:style-name="T3">4.00</text:span><text:span text:style-name="T2">.</text:span></text:p>
      <text:p text:style-name="P7"><text:span text:style-name="T11">- добавлена команды .</text:span><text:span text:style-name="T4">help </text:span><text:span text:style-name="T11">для просмотра списка доступных дополнительных команд.</text:span></text:p>
      <text:p text:style-name="P7"><text:span text:style-name="T11">- добавлена команда .</text:span><text:span text:style-name="T4">clrcmos </text:span><text:span text:style-name="T11">для сброса содержимого ячеек (не всех ячеек) необходимых для работы <text:s/></text:span><text:span text:style-name="T4">EVO reset service, EVO DOS </text:span><text:span text:style-name="T11">и </text:span><text:span text:style-name="T4">RST 8 </text:span><text:span text:style-name="T11">вызовов.</text:span></text:p>
      <text:p text:style-name="P2"><text:span text:style-name="T12">- </text:span><text:span text:style-name="T9">исправлена ошибка форматирования рамдиска если ранее был загружен </text:span><text:span text:style-name="T12">FDI </text:span><text:span text:style-name="T9">образ </text:span><text:span text:style-name="T12">IS-DOS</text:span><text:span text:style-name="T9">.</text:span></text:p>
      <text:p text:style-name="P8"/>
      <text:p text:style-name="P4"><text:span text:style-name="T10">27</text:span>.0<text:span text:style-name="T10">5</text:span>.2012 Версия 0.3 Добавления</text:p>
      <text:p text:style-name="P4">- добавлено несколько новых команд для работы с <text:span text:style-name="T1">FAT.</text:span></text:p>
      <text:p text:style-name="P4">- добавлена возможность монтировать/демонтировать <text:span text:style-name="T1">TRD </text:span>образа из командной строки.</text:p>
      <text:p text:style-name="P4">- сделана возможность прямого вызова функций <text:span text:style-name="T1">RST 8</text:span>.</text:p>
      <text:p text:style-name="P1"/>
      <text:p text:style-name="P1">01.01.2012 <text:span text:style-name="T8">Версия 0.29а Исправления.</text:span></text:p>
      <text:p text:style-name="P1"><text:span text:style-name="T8">- исправлена ошибка переформатирования рамдиска при входе в </text:span>DOS <text:span text:style-name="T8">через </text:span>Basic 48,<text:span text:style-name="T8"> когда стек установлен ниже </text:span>32768.</text:p>
      <text:p text:style-name="P4"/>
      <text:p text:style-name="P4">04.12.2011 Версия 0.29 Добавления.</text:p>
      <text:p text:style-name="P4">- в командный интерпретатор добавлены на правах эксперимента пара команд: смена буквы виртуального дисковода (и возможность просмотра текущей буквы виртуального диска) и вывод версии доса и даты его сборки. И добавлена возможность выбора дисковода не только через команду *.</text:p>
      <text:p text:style-name="P4">- устранена ошибка форматирования рамдиска после включения или повреждения.</text:p>
      <text:p text:style-name="P4"/>
      <text:p text:style-name="P4">09.10.2011Версия 0.28 Исправления.</text:p>
      <text:p text:style-name="P1"><text:span text:style-name="T8">- исправлена ошибка из-за которой не работали программы использующие доступ к портам ВГ93 через адрес </text:span>0x3D2F <text:span text:style-name="T8">с реальной дискетой</text:span>.</text:p>
      <text:p text:style-name="P4"/>
      <text:p text:style-name="P1"><text:span text:style-name="T8">29.09.2011</text:span> <text:span text:style-name="T8">Версия 0.27 Исправления.</text:span></text:p>
      <text:p text:style-name="P1"><text:span text:style-name="T8">- исправлена ошибка команды </text:span>«Merge» <text:span text:style-name="T8">из-за которой портилось содержимое подгруженного файла.</text:span></text:p>
      <text:p text:style-name="P1"><text:span text:style-name="T8">- исправлена не очистка буфера введенных команд при возврате в </text:span>Basic <text:span text:style-name="T8">по команде </text:span>«Return» <text:span text:style-name="T8">из-за чего вместо сообщения «</text:span>OK<text:span text:style-name="T8">» выдавалась ошибка.</text:span></text:p>
      <text:p text:style-name="P1"><text:span text:style-name="T8">- исправлена ошибка команды </text:span>«RUN “filename” CODE».</text:p>
      <text:p text:style-name="P1">- <text:span text:style-name="T8">исправлена ошибка повторных входов в </text:span>DOS <text:span text:style-name="T8">из меню </text:span>Basic 128.</text:p>
      <text:p text:style-name="P4"/>
      <text:p text:style-name="P4">04.05.2011 Версия 0.26. Изменения и исправления.</text:p>
      <text:p text:style-name="P4">- некоторые перестановки кода, возможно заработают некоторые программы переставшие работать.</text:p>
      <text:p text:style-name="P4">- исправлена ошибка загрузки файлов типа <text:span text:style-name="T1">DATA.</text:span></text:p>
      <text:p text:style-name="P1"/>
      <text:p text:style-name="P1">24.<text:span text:style-name="T8">03.2011 Версия 0.25 Исправление.</text:span></text:p>
      <text:p text:style-name="P1"><text:span text:style-name="T8">- поправил перехват </text:span>LDIR, <text:span text:style-name="T8">заработал </text:span>Honey Commander.</text:p>
      <text:p text:style-name="P1"/>
      <text:p text:style-name="P1">17.03.2011 <text:span text:style-name="T8">Версия 0.24 Доработки.</text:span></text:p>
      <text:p text:style-name="P4">- переделано сохранение разрешенных/запрещенных прерываний, перехватчик теперь всегда работает при запрещенных прерываниях.</text:p>
      <text:p text:style-name="P4">- переделано определение в какие порты должна происходить запись при перехвате.</text:p>
      <text:p text:style-name="P1"><text:soft-page-break/><text:span text:style-name="T8">- переделан перехват записи в порт </text:span>#FF, <text:span text:style-name="T8">освобожден рестарт </text:span>RST #30.</text:p>
      <text:p text:style-name="P1"/>
      <text:p text:style-name="P1">28.02.2011 <text:span text:style-name="T8">Версия 0.23 Испраление ошибок.</text:span></text:p>
      <text:p text:style-name="P4">- исправил невосстановление разрешенных прерываний при выходе из перехватчика обращений к портам ВГ93, если они были разрешены на входе. </text:p>
      <text:p text:style-name="P1"/>
      <text:p text:style-name="P1">27.02.2011 <text:span text:style-name="T8">Версия 0.22 Исправление ошибок.</text:span></text:p>
      <text:p text:style-name="P4">- устраненена неправильная запись в порты при перехвате обращений к портам, если порты не имеют отношение к ВГ93.</text:p>
      <text:p text:style-name="P1"/>
      <text:p text:style-name="P1">12.02.2011 <text:span text:style-name="T8">Версия 0.21 Исправление ошибок.</text:span></text:p>
      <text:p text:style-name="P1"><text:span text:style-name="T8">- исправлена ошибка перехвата адреса </text:span>#2A53.</text:p>
      <text:p text:style-name="P4">- перехватчик обращений к портам ВГ теперь работает при запрещенных прерываниях.</text:p>
      <text:p text:style-name="P1">- <text:span text:style-name="T8">исправлен выход из вызова </text:span>#3D13 <text:span text:style-name="T8">с разрешенными прерываниями при работе с рамдиском.</text:span></text:p>
      <text:p text:style-name="P1"><text:span text:style-name="T8">- переделано чтение порта </text:span>#1F <text:span text:style-name="T8">для рамдиска.</text:span></text:p>
      <text:p text:style-name="P4"/>
      <text:p text:style-name="P1"><text:span text:style-name="T8">07</text:span>.<text:span text:style-name="T8">02.2011 Версия 0.2 Продолжение переделок.</text:span></text:p>
      <text:p text:style-name="P4">- обновлена база фиксированного расположения кода.</text:p>
      <text:p text:style-name="P1"><text:span text:style-name="T8">- переделан выход из перехвата обращений к портам </text:span>ВГ93,<text:span text:style-name="T8"> теперь проверяется текущий выбранный дисковод и возвращается соотвествующая страница </text:span>DOS.</text:p>
      <text:p text:style-name="P4">- переделан перехват <text:span text:style-name="T1">LDIR </text:span>и добавлен перехват адреса <text:span text:style-name="T1">#1C7.</text:span></text:p>
      <text:p text:style-name="P4">- в связи с переделкой перехвата <text:span text:style-name="T1">LDIR адрес</text:span> <text:span text:style-name="T1">#</text:span>2<text:span text:style-name="T1">A53 </text:span>теперь перехватывается всегда, «Черного ворона» можно запускать в любом порядке (1 диск - рамдиск, 2 диск - реальная дискета так и наоборот).</text:p>
      <text:p text:style-name="P1"/>
      <text:p text:style-name="P1">26.<text:span text:style-name="T8">01.2011 Версия 0.19 Исправление ошибки.</text:span></text:p>
      <text:p text:style-name="P1"><text:span text:style-name="T8">- устранил последствия устранения ошибки подпрограмме </text:span>#3E44 (SEEK), <text:span text:style-name="T8">не сохранялся номер дорожки при форматировании и невозможно было отформатировать реальный диск.</text:span></text:p>
      <text:p text:style-name="P4"/>
      <text:p text:style-name="P4">22.01.2011 Версия 0.18 Исправления ошибок.</text:p>
      <text:p text:style-name="P4">- обновлена база фиксированного расположения кода.</text:p>
      <text:p text:style-name="P4">- сделан перехват команд <text:span text:style-name="T1">LDIR, </text:span>заработали почти все номера журналы <text:span text:style-name="T1">ZX-Format </text:span>в формате <text:span text:style-name="T1">TRD.</text:span></text:p>
      <text:p text:style-name="P1"/>
      <text:p text:style-name="P1">30.12.2010 <text:span text:style-name="T8">Версия 0.17 Исправление ошибок</text:span></text:p>
      <text:p text:style-name="P4">- исправлена ошибка не форматирования рамдиска. Не создавался маркер из-за чего после форматирования рамдиск пропадал.</text:p>
      <text:p text:style-name="P4">- не исправлена пока невозможность отформатировать рамдиск, если после включения он не был отформатирован сервисом или не был загружен образ. </text:p>
      <text:p text:style-name="P4"/>
      <text:p text:style-name="P4">29.12.2010 Версия 0.16 Продолжение переделок и продолжение второго этапа.</text:p>
      <text:p text:style-name="P4">- исправлена ошибка <text:span text:style-name="T1">RUN “filename” CODE.</text:span></text:p>
      <text:p text:style-name="P4">- в связи с поддержкой <text:span text:style-name="T1">FDI </text:span>изменена работа с рамдиском, сделана работа через таблицу. Сделана поддержка секторов на 256, 512, 1024 байта (для 128 не доделан). <text:span text:style-name="T1">IS-DOS </text:span>работает!!!</text:p>
      <text:p text:style-name="P5">- форматирование для рамдиска из программ отсуствует.</text:p>
      <text:p text:style-name="P5">- в титульной надписи измена надпись <text:span text:style-name="T1">«BETA 128». </text:span>Теперь отображается режим эмуляции: при работе с реальным диском <text:span text:style-name="T1">«EMUL 3D13», </text:span>при работе с рамдиском <text:span text:style-name="T1">«EMUL 3D2F».</text:span></text:p>
      <text:p text:style-name="P5">- устранено зависание при не инициализированном или не загруженном рамдиске. Теперь выводится сообщение <text:span text:style-name="T1">«No disk».</text:span></text:p>
      <text:p text:style-name="P4"/>
      <text:p text:style-name="P4">11.12.2010 Версия 0.15 Продолжение переделок и переход ко второму этапу.</text:p>
      <text:p text:style-name="P4">- вернул таблицы токенов в текстовом виде для <text:span text:style-name="T1">Basic 128.</text:span></text:p>
      <text:p text:style-name="P4">- сделан перехватчик обращений к портам ВГ93 с переключением прошивок в <text:span text:style-name="T1">DOS </text:span>в зависимости от выбранного диска.</text:p>
      <text:p text:style-name="P4"><text:span text:style-name="T1">- </text:span>провел тестирование программ с рамдиска работающих <text:span text:style-name="T1">c DOS </text:span>через <text:span text:style-name="T1">#3D2F. </text:span>В тестировании принимали участие следующие программы:</text:p>
      <text:p text:style-name="P4">Демки работающие <text:span text:style-name="T1">Refresh, Insult, Dogma, Nature Rules. Eye Ache 2 </text:span>частично работает, сначала слетает звук, потом графика и перестает рабтать. Совсем не заработала <text:span text:style-name="T1">Anamnesis.</text:span> Надо еще смотреть.</text:p>
      <text:p text:style-name="P4"><text:soft-page-break/>Не работает <text:span text:style-name="T1">Quick Comander 3.11 </text:span>с загрузчиком через <text:span text:style-name="T1">#3D2F (</text:span>с загрузчиком через <text:span text:style-name="T1">#3D13 </text:span>не проверял), так как загрузчик сделан через стек который портится.</text:p>
      <text:p text:style-name="P4">Не работают дисковые утилиты <text:span text:style-name="T1">ADS, DCU, RDS. </text:span></text:p>
      <text:p text:style-name="P4">Работают игры с загрузкой через <text:span text:style-name="T1">#3D2F, </text:span>но проверены выборочно следующие игры: <text:span text:style-name="T1">Soldier of the </text:span><text:span text:style-name="T1">future, Quazatron, Lord of chaos, Lode Runner.</text:span></text:p>
      <text:p text:style-name="P1"/>
      <text:p text:style-name="P1">06.12.2010 <text:span text:style-name="T8">Версия 0.14 Продолжение переделок.</text:span></text:p>
      <text:p text:style-name="P4">- обновлена база фиксированного расположения кода.</text:p>
      <text:p text:style-name="P4">- начало рамдиска переехало на одну страницу вниз.</text:p>
      <text:p text:style-name="P1"/>
      <text:p text:style-name="P1">28.11.2010 <text:span text:style-name="T8">Версия 0.13 Исправление ошибок.</text:span></text:p>
      <text:p text:style-name="P4">- подправлена процедура обнаружения диска. Не выставлялся номер дорожки в команде поиска.</text:p>
      <text:p text:style-name="P4"/>
      <text:p text:style-name="P1"><text:span text:style-name="T8">24</text:span>.11.2010 <text:span text:style-name="T8">Версия 0.12. Исправление ошибок.</text:span></text:p>
      <text:p text:style-name="P1">- <text:span text:style-name="T8">исправлена ошибка не восстановления введеной строки в буфере редактора при дисковой ошибке.</text:span></text:p>
      <text:p text:style-name="P4"/>
      <text:p text:style-name="P4">20.11.2010 Версия 0.11. Продолжение переделок и продолжение первого этапа.</text:p>
      <text:p text:style-name="P4">- обновлена база фиксированного расположения кода, снова заработали такие программы как <text:span text:style-name="T1">DCU, ADS.</text:span></text:p>
      <text:p text:style-name="P4">- удалены команды 40 и 80, более не поддерживаются.</text:p>
      <text:p text:style-name="P4">- команда <text:span text:style-name="T1">FORMAT </text:span>форматирует только стандартный формат дискеты (80 дорожек, 2 стороны). При форматировании отображаются текущая форматируемая дорожка и сторона. Форматирование всегда производится с последовательностью номеров секторов на дорожке 1,<text:span text:style-name="T1">2,3,4 </text:span>и так далее. Если фоматируется виртуальный дисковод, то производится только инициализация директории. Команда вида <text:span text:style-name="T1">FORMAT “$</text:span>имядиска<text:span text:style-name="T1">” </text:span>для форматирования дискеты как 80 дорожечной односторонней более не поддерживается, символ <text:span text:style-name="T1">“$” </text:span>в имени теперь является частью имени.</text:p>
      <text:p text:style-name="P4">- переделана функция интерпретатора 1 (вызываемого через точку входа <text:span text:style-name="T1">#3D13</text:span>) для определения наличия диска. Теперь наличие диска определяется по другому и не происходит потери диска при включенном турбо режиме.</text:p>
      <text:p text:style-name="P1"/>
      <text:p text:style-name="P4"><text:span text:style-name="T1">13.11.2010 </text:span>Версия 0.1.1. Исправление ошибки.</text:p>
      <text:p text:style-name="P4">- исправлена ошибка работы с <text:span text:style-name="T1">CMOS </text:span>из-за чего принудительно включался турбо режим.</text:p>
      <text:p text:style-name="P4">- в связи с изменением базовой конфигурации переделана работа с <text:span text:style-name="T1">CMOS </text:span>в режиме ДОС.</text:p>
      <text:p text:style-name="P1"/>
      <text:p text:style-name="P4"><text:span text:style-name="T1">28.10.2010 </text:span>Версия 0.1 Все только начинается, первый этап.</text:p>
      <text:p text:style-name="P1">- <text:span text:style-name="T8">большая ревизия сорцов, за основу взят какой-то </text:span>TR-DOS 5.03<text:span text:style-name="T8">;</text:span></text:p>
      <text:p text:style-name="P1"><text:span text:style-name="T8">- произведено некоторое уплотнение кода, переписаны конструкции вида </text:span>CALL label:RET;</text:p>
      <text:p text:style-name="P4">- для некоторых частей кода произведена фиксация по адресам расположения для программ работающим через адрес <text:span text:style-name="T1">#3D2F, </text:span>начато создание базы по адресам кода который нельзя перемещать<text:span text:style-name="T1">;</text:span></text:p>
      <text:p text:style-name="P4">- удалено все имеюшее отношение к <text:span text:style-name="T1">Interface 1;</text:span></text:p>
      <text:p text:style-name="P4">- удален весь код обработки кнопки <text:span text:style-name="T1">Magic, </text:span>по адресу <text:span text:style-name="T1">#0066 </text:span>расположен код <text:span text:style-name="T1">EI:RETN. </text:span>Удален код имеющий отношение к команде <text:span text:style-name="T1">GOTO, </text:span>команда более не поддерживается. После удаление кода освобождено примерно 1300 байт;</text:p>
      <text:p text:style-name="P4"><text:span text:style-name="T1">- </text:span>исправлена проблема <text:span text:style-name="T1">«Out of memory». </text:span>Проблема была глубже, но никак не в команде <text:span text:style-name="T1">LIST. </text:span>Команда <text:span text:style-name="T1">LIST </text:span>просто оказалась крайней из-за наиболее частого использования. На самом деле проблема была в интерпретаторе команд и не полной обработке буфера команд, не происходила очистка буфера строки после исполнения команды;</text:p>
      <text:p text:style-name="P4">- сделано: текущий дисковод считывается из ячейки <text:span text:style-name="T1">#10</text:span> <text:span text:style-name="T1">CMOS </text:span>и устанавливается по умолчанию при любом способе входа в <text:span text:style-name="T1">DOS;</text:span></text:p>
      <text:p text:style-name="P4"><text:span text:style-name="T1">- сделана работа с рамдиском </text:span>(виртуальным диском)<text:span text:style-name="T1">, </text:span>виртуальный диск<text:span text:style-name="T1"> </text:span>начинается<text:span text:style-name="T1"> в последнем мегабайте </text:span>и начинается с номера страницы <text:span text:style-name="T1">#FE</text:span> и растет вниз;</text:p>
      <text:p text:style-name="P4"><text:span text:style-name="T1">- </text:span>сделано: введено понятие виртуального дисковода, номер виртуального дисковода считывается из ячейки <text:span text:style-name="T1">#0F CMOS. </text:span>При совпадении имени дисковода и виртуального дисководов вся работа перенаправляется на работу с рамдиском;</text:p>
      <text:p text:style-name="P4">- работа с виртуальным дисководом сделана только для обращений через <text:span text:style-name="T1">#3D13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2-12-08T19:01:13.75</dc:date>
    <meta:editing-duration>P9DT23H9M47S</meta:editing-duration>
    <meta:editing-cycles>81</meta:editing-cycles>
    <meta:generator>LibreOffice/3.6$Windows_x86 LibreOffice_project/2ef5aff-a6fb0ff-166bdff-cf087ad-0f1389</meta:generator>
    <meta:document-statistic meta:table-count="0" meta:image-count="0" meta:object-count="0" meta:page-count="3" meta:paragraph-count="98" meta:word-count="1266" meta:character-count="9082" meta:non-whitespace-character-count="7910"/>
  </office:meta>
</office:document-meta>
</file>